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imes New Roman1" svg:font-family="'Times New Roman'" style:font-family-generic="roman"/>
    <style:font-face style:name="Arial Unicode MS1" svg:font-family="'Arial Unicode MS'" style:font-family-generic="swiss"/>
    <style:font-face style:name="FreeSans2" svg:font-family="FreeSans"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7403in" fo:margin-left="0.0118in" style:page-number="auto" table:align="left" style:writing-mode="lr-tb"/>
    </style:style>
    <style:style style:name="Table1.A" style:family="table-column">
      <style:table-column-properties style:column-width="2.059in"/>
    </style:style>
    <style:style style:name="Table1.B" style:family="table-column">
      <style:table-column-properties style:column-width="1.5611in"/>
    </style:style>
    <style:style style:name="Table1.C" style:family="table-column">
      <style:table-column-properties style:column-width="0.3931in"/>
    </style:style>
    <style:style style:name="Table1.D" style:family="table-column">
      <style:table-column-properties style:column-width="1.1611in"/>
    </style:style>
    <style:style style:name="Table1.E" style:family="table-column">
      <style:table-column-properties style:column-width="0.5639in"/>
    </style:style>
    <style:style style:name="Table1.F" style:family="table-column">
      <style:table-column-properties style:column-width="1.0021in"/>
    </style:style>
    <style:style style:name="Table1.1" style:family="table-row">
      <style:table-row-properties fo:keep-together="auto"/>
    </style:style>
    <style:style style:name="Table1.A1" style:family="table-cell">
      <style:table-cell-properties style:vertical-align="middle" fo:padding="0.0104in" fo:border-left="0.5pt solid #000000" fo:border-right="none" fo:border-top="0.5pt solid #000000" fo:border-bottom="0.5pt solid #000000" style:writing-mode="lr-tb"/>
    </style:style>
    <style:style style:name="Table1.B1" style:family="table-cell">
      <style:table-cell-properties style:vertical-align="middle" fo:padding="0.0104in" fo:border="0.5pt solid #000000" style:writing-mode="lr-tb"/>
    </style:style>
    <style:style style:name="Table1.A2" style:family="table-cell">
      <style:table-cell-properties style:vertical-align="middle" fo:padding="0in" fo:border-left="0.5pt solid #000000" fo:border-right="none" fo:border-top="0.5pt solid #000000" fo:border-bottom="0.5pt solid #000000" style:writing-mode="lr-tb"/>
    </style:style>
    <style:style style:name="Table1.B2" style:family="table-cell">
      <style:table-cell-properties style:vertical-align="middle" fo:padding="0in" fo:border="0.5pt solid #000000" style:writing-mode="lr-tb"/>
    </style:style>
    <style:style style:name="Table1.A7" style:family="table-cell">
      <style:table-cell-properties style:vertical-align="middle" fo:padding="0in" fo:border-left="0.5pt solid #000000" fo:border-right="none" fo:border-top="none" fo:border-bottom="0.5pt solid #000000" style:writing-mode="lr-tb"/>
    </style:style>
    <style:style style:name="Table1.B7" style:family="table-cell">
      <style:table-cell-properties style:vertical-align="middle" fo:padding="0in" fo:border-left="0.5pt solid #000000" fo:border-right="0.5pt solid #000000" fo:border-top="none" fo:border-bottom="0.5pt solid #000000" style:writing-mode="lr-tb"/>
    </style:style>
    <style:style style:name="Table2" style:family="table">
      <style:table-properties style:width="6.7868in" fo:margin-left="-0.0229in" table:align="left" style:writing-mode="lr-tb"/>
    </style:style>
    <style:style style:name="Table2.A" style:family="table-column">
      <style:table-column-properties style:column-width="0.9535in"/>
    </style:style>
    <style:style style:name="Table2.B" style:family="table-column">
      <style:table-column-properties style:column-width="2.6729in"/>
    </style:style>
    <style:style style:name="Table2.C" style:family="table-column">
      <style:table-column-properties style:column-width="1.4889in"/>
    </style:style>
    <style:style style:name="Table2.D" style:family="table-column">
      <style:table-column-properties style:column-width="0.8854in"/>
    </style:style>
    <style:style style:name="Table2.E" style:family="table-column">
      <style:table-column-properties style:column-width="0.7861in"/>
    </style:style>
    <style:style style:name="Table2.1" style:family="table-row">
      <style:table-row-properties fo:keep-together="auto"/>
    </style:style>
    <style:style style:name="Table2.A1" style:family="table-cell">
      <style:table-cell-properties style:vertical-align="middle" fo:padding-left="0.0194in" fo:padding-right="0.0194in" fo:padding-top="0in" fo:padding-bottom="0in" fo:border="0.5pt solid #000000" style:writing-mode="lr-tb"/>
    </style:style>
    <style:style style:name="Table2.A2" style:family="table-cell">
      <style:table-cell-properties style:vertical-align="middle" fo:padding-left="0.0194in" fo:padding-right="0.0194in" fo:padding-top="0in" fo:padding-bottom="0in" fo:border-left="0.5pt solid #000000" fo:border-right="none" fo:border-top="0.5pt solid #000000" fo:border-bottom="0.5pt solid #000000" style:writing-mode="lr-tb"/>
    </style:style>
    <style:style style:name="P1" style:family="paragraph" style:parent-style-name="Footer">
      <style:paragraph-properties fo:margin-left="0in" fo:margin-right="0.25in" fo:text-indent="0in" style:auto-text-indent="false"/>
      <style:text-properties style:font-name="Arial" fo:font-size="11pt" style:font-size-asian="11pt" style:font-name-complex="Arial"/>
    </style:style>
    <style:style style:name="P2" style:family="paragraph" style:parent-style-name="Heading_20_3">
      <style:paragraph-properties fo:margin-left="0.0193in" fo:margin-right="0in" fo:text-indent="0in" style:auto-text-indent="false"/>
    </style:style>
    <style:style style:name="P3" style:family="paragraph" style:parent-style-name="Heading_20_4">
      <style:paragraph-properties fo:margin-left="0.0193in" fo:margin-right="0in" fo:margin-top="0.0138in" fo:margin-bottom="0.0138in" fo:text-indent="0in" style:auto-text-indent="false"/>
      <style:text-properties style:font-name="Times New Roman" fo:font-size="11pt" fo:font-style="normal" style:font-size-asian="11pt" style:font-style-asian="normal" style:font-name-complex="Times New Roman" style:font-style-complex="normal"/>
    </style:style>
    <style:style style:name="P4" style:family="paragraph" style:parent-style-name="List">
      <style:paragraph-properties fo:margin-left="0.0193in" fo:margin-right="0in" fo:margin-top="0.0138in" fo:margin-bottom="0.0138in" fo:text-indent="0in" style:auto-text-indent="false"/>
      <style:text-properties fo:font-size="1pt" style:font-size-asian="1pt"/>
    </style:style>
    <style:style style:name="P5" style:family="paragraph" style:parent-style-name="Nagłówek_20_tabeli">
      <style:paragraph-properties fo:margin-left="0.0193in" fo:margin-right="0in" fo:margin-top="0.0138in" fo:margin-bottom="0.0138in" fo:text-indent="0in" style:auto-text-indent="false" text:number-lines="true" text:line-number="0"/>
      <style:text-properties fo:font-size="11pt" style:font-size-asian="11pt" style:font-size-complex="10pt"/>
    </style:style>
    <style:style style:name="P6" style:family="paragraph" style:parent-style-name="Standard">
      <style:paragraph-properties fo:margin-left="0.0193in" fo:margin-right="0in" fo:margin-top="0.0138in" fo:margin-bottom="0.0138in" fo:text-indent="0in" style:auto-text-indent="false"/>
    </style:style>
    <style:style style:name="P7" style:family="paragraph" style:parent-style-name="Standard">
      <style:paragraph-properties fo:margin-left="0.0193in" fo:margin-right="0in" fo:margin-top="0.0138in" fo:margin-bottom="0.0138in" fo:text-indent="0in" style:auto-text-indent="false"/>
      <style:text-properties fo:font-size="10pt" style:font-size-asian="10pt"/>
    </style:style>
    <style:style style:name="P8" style:family="paragraph" style:parent-style-name="Standard">
      <style:paragraph-properties fo:margin-left="0.0193in" fo:margin-right="0in" fo:margin-top="0.0138in" fo:margin-bottom="0.0138in" fo:text-indent="0in" style:auto-text-indent="false"/>
      <style:text-properties fo:font-size="10pt" style:font-size-asian="10pt" style:font-size-complex="10pt"/>
    </style:style>
    <style:style style:name="P9" style:family="paragraph" style:parent-style-name="Standard">
      <style:paragraph-properties fo:margin-left="0.0193in" fo:margin-right="0in" fo:margin-top="0.0138in" fo:margin-bottom="0.0138in" fo:text-align="center" style:justify-single-word="false" fo:text-indent="0in" style:auto-text-indent="false"/>
      <style:text-properties fo:font-size="10pt" fo:font-weight="bold" style:font-size-asian="10pt" style:font-weight-asian="bold" style:font-weight-complex="bold"/>
    </style:style>
    <style:style style:name="P10" style:family="paragraph" style:parent-style-name="Standard">
      <style:paragraph-properties fo:margin-left="0.0193in" fo:margin-right="0in" fo:margin-top="0.0138in" fo:margin-bottom="0.0138in" fo:text-indent="0in" style:auto-text-indent="false"/>
      <style:text-properties fo:font-size="10pt" fo:font-weight="bold" style:font-size-asian="10pt" style:font-weight-asian="bold" style:font-size-complex="14pt" style:font-weight-complex="bold"/>
    </style:style>
    <style:style style:name="P11" style:family="paragraph" style:parent-style-name="Standard">
      <style:paragraph-properties fo:margin-left="0.0193in" fo:margin-right="0in" fo:margin-top="0.0138in" fo:margin-bottom="0.0138in" fo:text-indent="0in" style:auto-text-indent="false" style:snap-to-layout-grid="false"/>
    </style:style>
    <style:style style:name="P12" style:family="paragraph" style:parent-style-name="Standard">
      <style:paragraph-properties fo:margin-left="0.0193in" fo:margin-right="0in" fo:margin-top="0.0138in" fo:margin-bottom="0.0138in" fo:text-indent="0in" style:auto-text-indent="false"/>
      <style:text-properties style:font-size-complex="10pt"/>
    </style:style>
    <style:style style:name="P13" style:family="paragraph" style:parent-style-name="Standard">
      <style:paragraph-properties fo:margin-left="0.0193in" fo:margin-right="0in" fo:margin-top="0.0138in" fo:margin-bottom="0.0138in" fo:text-indent="0in" style:auto-text-indent="false"/>
      <style:text-properties fo:font-weight="bold" style:font-weight-asian="bold" style:font-weight-complex="bold"/>
    </style:style>
    <style:style style:name="P14" style:family="paragraph" style:parent-style-name="Standard">
      <style:paragraph-properties fo:margin-left="0.0193in" fo:margin-right="0in" fo:margin-top="0.0138in" fo:margin-bottom="0.0138in"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0193in" fo:margin-right="0in" fo:margin-top="0.0138in" fo:margin-bottom="0.0138in" fo:text-align="center" style:justify-single-word="false" fo:text-indent="0in" style:auto-text-indent="false" style:snap-to-layout-grid="false"/>
      <style:text-properties fo:font-size="11pt" style:font-size-asian="11pt" style:font-size-complex="10pt"/>
    </style:style>
    <style:style style:name="P16" style:family="paragraph" style:parent-style-name="Standard">
      <style:paragraph-properties fo:margin-left="0.0193in" fo:margin-right="0in" fo:margin-top="0.0138in" fo:margin-bottom="0.0138in" fo:text-indent="0in" style:auto-text-indent="false"/>
      <style:text-properties fo:font-size="11pt" style:font-size-asian="11pt" style:font-size-complex="14pt"/>
    </style:style>
    <style:style style:name="P17" style:family="paragraph" style:parent-style-name="Standard">
      <style:paragraph-properties fo:margin-left="0.0193in" fo:margin-right="0in" fo:margin-top="0.0138in" fo:margin-bottom="0.0138in" fo:text-indent="0in" style:auto-text-indent="false" style:snap-to-layout-grid="false"/>
      <style:text-properties fo:font-size="11pt" style:font-size-asian="11pt" style:font-size-complex="14pt"/>
    </style:style>
    <style:style style:name="P18" style:family="paragraph" style:parent-style-name="Standard">
      <style:paragraph-properties fo:margin-left="0.0193in" fo:margin-right="0in" fo:margin-top="0.0138in" fo:margin-bottom="0.0138in" fo:text-align="justify" style:justify-single-word="false" fo:text-indent="0in" style:auto-text-indent="false" style:snap-to-layout-grid="false"/>
      <style:text-properties fo:font-size="11pt" style:font-size-asian="11pt" style:font-size-complex="14pt"/>
    </style:style>
    <style:style style:name="P19" style:family="paragraph" style:parent-style-name="Standard">
      <style:paragraph-properties fo:margin-left="0.0193in" fo:margin-right="0in" fo:margin-top="0.0138in" fo:margin-bottom="0.0138in" fo:text-align="start" style:justify-single-word="false" fo:text-indent="0in" style:auto-text-indent="false" style:snap-to-layout-grid="false"/>
      <style:text-properties fo:font-size="11pt" fo:language="pl" fo:country="PL" style:font-size-asian="11pt" style:font-size-complex="14pt"/>
    </style:style>
    <style:style style:name="P20" style:family="paragraph" style:parent-style-name="Standard">
      <style:paragraph-properties fo:margin-left="0.0193in" fo:margin-right="0in" fo:margin-top="0.0138in" fo:margin-bottom="0.0138in" fo:text-indent="0in" style:auto-text-indent="false" style:snap-to-layout-grid="false"/>
      <style:text-properties style:font-name-asian="Arial Unicode MS" style:font-name-complex="Arial Unicode MS"/>
    </style:style>
    <style:style style:name="P21" style:family="paragraph" style:parent-style-name="Standard">
      <style:paragraph-properties fo:margin-left="0.0193in" fo:margin-right="0in" fo:margin-top="0.0138in" fo:margin-bottom="0.0138in" fo:text-align="center" style:justify-single-word="false" fo:text-indent="0in" style:auto-text-indent="false"/>
    </style:style>
    <style:style style:name="P22" style:family="paragraph" style:parent-style-name="Standard">
      <style:paragraph-properties fo:margin-left="0.0193in" fo:margin-right="0in" fo:margin-top="0.0138in" fo:margin-bottom="0.0138in" fo:text-align="start" style:justify-single-word="false" fo:text-indent="0in" style:auto-text-indent="false"/>
      <style:text-properties fo:font-size="12pt" fo:language="pl" fo:country="PL" style:font-size-asian="12pt"/>
    </style:style>
    <style:style style:name="P23" style:family="paragraph" style:parent-style-name="Standard">
      <style:paragraph-properties fo:margin-left="0.0193in" fo:margin-right="0in" fo:margin-top="0.0138in" fo:margin-bottom="0.0138in" fo:text-align="start" style:justify-single-word="false" fo:text-indent="0in" style:auto-text-indent="false" style:snap-to-layout-grid="false"/>
      <style:text-properties fo:font-size="12pt" fo:language="pl" fo:country="PL" style:font-size-asian="12pt"/>
    </style:style>
    <style:style style:name="P24" style:family="paragraph" style:parent-style-name="Standard">
      <style:paragraph-properties fo:margin-left="0.0193in" fo:margin-right="0in" fo:margin-top="0.0138in" fo:margin-bottom="0.0138in" fo:text-align="start" style:justify-single-word="false" fo:text-indent="0in" style:auto-text-indent="false"/>
      <style:text-properties fo:font-size="12pt" fo:language="pl" fo:country="PL" fo:font-weight="normal" style:font-size-asian="12pt" style:font-weight-asian="normal" style:font-weight-complex="normal"/>
    </style:style>
    <style:style style:name="P25" style:family="paragraph" style:parent-style-name="Standard">
      <style:paragraph-properties fo:margin-left="0.0193in" fo:margin-right="0in" fo:margin-top="0.0138in" fo:margin-bottom="0.0138in" fo:text-align="start" style:justify-single-word="false" fo:text-indent="0in" style:auto-text-indent="false" style:snap-to-layout-grid="false"/>
      <style:text-properties fo:font-size="12pt" fo:language="pl" fo:country="PL" fo:font-weight="normal" style:font-size-asian="12pt" style:font-weight-asian="normal" style:font-weight-complex="normal"/>
    </style:style>
    <style:style style:name="P26" style:family="paragraph" style:parent-style-name="Standard">
      <style:paragraph-properties fo:margin-left="0.0193in" fo:margin-right="0in" fo:margin-top="0.0138in" fo:margin-bottom="0.0138in" fo:text-align="start" style:justify-single-word="false" fo:text-indent="0in" style:auto-text-indent="false"/>
      <style:text-properties fo:font-size="12pt" fo:language="pl" fo:country="PL" fo:font-style="normal" fo:font-weight="bold" style:font-size-asian="12pt" style:font-style-asian="normal" style:font-weight-asian="bold" style:font-style-complex="normal" style:font-weight-complex="bold"/>
    </style:style>
    <style:style style:name="P27" style:family="paragraph" style:parent-style-name="Standard">
      <style:paragraph-properties fo:margin-left="0.0193in" fo:margin-right="0in" fo:margin-top="0.0138in" fo:margin-bottom="0.0138in" fo:text-align="start" style:justify-single-word="false" fo:text-indent="0in" style:auto-text-indent="false"/>
      <style:text-properties fo:font-size="12pt" fo:language="pl" fo:country="PL" fo:font-weight="bold" style:font-size-asian="12pt" style:font-weight-asian="bold"/>
    </style:style>
    <style:style style:name="P28" style:family="paragraph" style:parent-style-name="Standard">
      <style:paragraph-properties fo:margin-left="0.0193in" fo:margin-right="0in" fo:margin-top="0.0138in" fo:margin-bottom="0.0138in" fo:text-align="start" style:justify-single-word="false" fo:text-indent="0in" style:auto-text-indent="false"/>
      <style:text-properties fo:font-size="12pt" fo:language="pl" fo:country="PL" fo:font-weight="bold" style:font-size-asian="12pt" style:font-weight-asian="bold" style:font-weight-complex="bold"/>
    </style:style>
    <style:style style:name="P29" style:family="paragraph" style:parent-style-name="Standard">
      <style:paragraph-properties fo:margin-left="0.0193in" fo:margin-right="0in" fo:margin-top="0.0138in" fo:margin-bottom="0.0138in" fo:text-align="start" style:justify-single-word="false" fo:text-indent="0in" style:auto-text-indent="false"/>
    </style:style>
    <style:style style:name="P30" style:family="paragraph" style:parent-style-name="Standard">
      <style:paragraph-properties fo:margin-left="0.0193in" fo:margin-right="0in" fo:margin-top="0.0138in" fo:margin-bottom="0.0138in" fo:text-align="start" style:justify-single-word="false" fo:text-indent="0in" style:auto-text-indent="false"/>
      <style:text-properties fo:language="pl" fo:country="PL"/>
    </style:style>
    <style:style style:name="P31" style:family="paragraph" style:parent-style-name="Standard">
      <style:paragraph-properties fo:margin-left="0.0193in" fo:margin-right="0in" fo:margin-top="0.0138in" fo:margin-bottom="0.0138in" fo:text-align="start" style:justify-single-word="false" fo:text-indent="0in" style:auto-text-indent="false"/>
      <style:text-properties fo:font-weight="normal" style:font-weight-asian="normal" style:font-weight-complex="normal"/>
    </style:style>
    <style:style style:name="P32" style:family="paragraph" style:parent-style-name="Lista">
      <style:paragraph-properties fo:margin-left="0.0193in" fo:margin-right="0in" fo:margin-top="0.0138in" fo:margin-bottom="0.0138in" fo:text-align="start" style:justify-single-word="false" fo:text-indent="0in" style:auto-text-indent="false" style:snap-to-layout-grid="false"/>
      <style:text-properties fo:font-size="12pt" fo:language="pl" fo:country="PL" style:font-size-asian="12pt"/>
    </style:style>
    <style:style style:name="P33" style:family="paragraph" style:parent-style-name="Lista">
      <style:paragraph-properties fo:margin-left="0.0193in" fo:margin-right="0in" fo:margin-top="0.0138in" fo:margin-bottom="0.0138in" fo:text-align="start" style:justify-single-word="false" fo:text-indent="0in" style:auto-text-indent="false"/>
      <style:text-properties fo:font-size="12pt" fo:language="pl" fo:country="PL" fo:font-style="normal" fo:font-weight="normal" style:font-size-asian="12pt" style:font-style-asian="normal" style:font-weight-asian="normal" style:font-style-complex="normal" style:font-weight-complex="normal"/>
    </style:style>
    <style:style style:name="P34" style:family="paragraph" style:parent-style-name="Heading_20_1">
      <style:paragraph-properties fo:margin-left="0.0193in" fo:margin-right="0in" fo:text-indent="0in" style:auto-text-indent="false"/>
    </style:style>
    <style:style style:name="P35" style:family="paragraph" style:parent-style-name="Heading_20_1">
      <style:paragraph-properties fo:margin-left="0.0193in" fo:margin-right="0in" fo:text-indent="0in" style:auto-text-indent="false"/>
      <style:text-properties style:font-size-complex="12pt"/>
    </style:style>
    <style:style style:name="P36" style:family="paragraph" style:parent-style-name="Heading_20_1">
      <style:paragraph-properties fo:margin-left="0.0193in" fo:margin-right="0in" fo:text-indent="0in" style:auto-text-indent="false"/>
      <style:text-properties style:font-size-complex="14pt"/>
    </style:style>
    <style:style style:name="P37" style:family="paragraph" style:parent-style-name="Standard">
      <style:paragraph-properties fo:margin-top="0.0138in" fo:margin-bottom="0.0138in" fo:text-align="start" style:justify-single-word="false"/>
    </style:style>
    <style:style style:name="P38" style:family="paragraph" style:parent-style-name="Standard">
      <style:paragraph-properties fo:margin-top="0.0138in" fo:margin-bottom="0.0138in" fo:text-align="start" style:justify-single-word="false"/>
      <style:text-properties fo:font-size="12pt" fo:language="pl" fo:country="PL" style:font-size-asian="12pt"/>
    </style:style>
    <style:style style:name="P39" style:family="paragraph" style:parent-style-name="Standard">
      <style:paragraph-properties fo:margin-top="0.0138in" fo:margin-bottom="0.0138in" fo:text-align="start" style:justify-single-word="false"/>
      <style:text-properties fo:font-weight="normal" style:font-weight-asian="normal" style:font-weight-complex="normal"/>
    </style:style>
    <style:style style:name="P40" style:family="paragraph" style:parent-style-name="Standard">
      <style:paragraph-properties fo:margin-top="0.0138in" fo:margin-bottom="0.0138in" fo:text-align="start" style:justify-single-word="false"/>
      <style:text-properties fo:font-weight="bold" style:font-weight-asian="bold" style:font-weight-complex="bold"/>
    </style:style>
    <style:style style:name="P41" style:family="paragraph" style:parent-style-name="Standard">
      <style:paragraph-properties style:snap-to-layout-grid="false"/>
      <style:text-properties fo:font-size="11pt" style:font-size-asian="11pt" style:font-size-complex="14pt"/>
    </style:style>
    <style:style style:name="P42" style:family="paragraph" style:parent-style-name="Standard">
      <style:paragraph-properties fo:text-align="center" style:justify-single-word="false" style:snap-to-layout-grid="false"/>
      <style:text-properties fo:font-size="11pt" style:font-size-asian="11pt" style:font-size-complex="10pt"/>
    </style:style>
    <style:style style:name="P43" style:family="paragraph" style:parent-style-name="Standard" style:list-style-name="WW8Num4">
      <style:paragraph-properties fo:margin-top="0.0138in" fo:margin-bottom="0.0138in" fo:text-align="start" style:justify-single-word="false"/>
      <style:text-properties fo:font-size="12pt" fo:language="pl" fo:country="PL" fo:font-weight="normal" style:font-size-asian="12pt" style:font-weight-asian="normal" style:font-weight-complex="normal"/>
    </style:style>
    <style:style style:name="P44" style:family="paragraph" style:parent-style-name="Standard" style:list-style-name="WW8Num5">
      <style:paragraph-properties fo:margin-top="0.0138in" fo:margin-bottom="0.0138in" fo:text-align="start" style:justify-single-word="false"/>
      <style:text-properties fo:font-weight="normal" style:font-weight-asian="normal" style:font-weight-complex="normal"/>
    </style:style>
    <style:style style:name="P45" style:family="paragraph" style:parent-style-name="Standard" style:list-style-name="WW8Num2">
      <style:paragraph-properties fo:margin-top="0.0138in" fo:margin-bottom="0.0138in" fo:text-align="start" style:justify-single-word="false"/>
    </style:style>
    <style:style style:name="P46" style:family="paragraph" style:parent-style-name="Standard" style:list-style-name="L1">
      <style:paragraph-properties fo:margin-top="0.0138in" fo:margin-bottom="0.0138in" fo:text-align="start" style:justify-single-word="false"/>
    </style:style>
    <style:style style:name="P47" style:family="paragraph" style:parent-style-name="Standard" style:list-style-name="L1">
      <style:paragraph-properties fo:margin-top="0.0138in" fo:margin-bottom="0.0138in" fo:text-align="start" style:justify-single-word="false" style:snap-to-layout-grid="false"/>
      <style:text-properties fo:font-size="11pt" style:font-size-asian="11pt"/>
    </style:style>
    <style:style style:name="P48" style:family="paragraph" style:parent-style-name="Heading_20_2">
      <style:paragraph-properties fo:margin-left="0.0193in" fo:margin-right="0in" fo:margin-top="0.0138in" fo:margin-bottom="0.0138in" fo:text-indent="0in" style:auto-text-indent="false"/>
      <style:text-properties style:font-name="Times New Roman" fo:font-size="12pt" style:font-size-asian="12pt" style:font-name-complex="Times New Roman" style:font-size-complex="12pt"/>
    </style:style>
    <style:style style:name="P49" style:family="paragraph" style:parent-style-name="Heading_20_2">
      <style:paragraph-properties fo:margin-left="0.0193in" fo:margin-right="0in" fo:margin-top="0.0138in" fo:margin-bottom="0.0138in" fo:text-align="start" style:justify-single-word="false" fo:text-indent="0in" style:auto-text-indent="false" style:snap-to-layout-grid="false">
        <style:tab-stops>
          <style:tab-stop style:position="0in"/>
        </style:tab-stops>
      </style:paragraph-properties>
      <style:text-properties style:font-name="Arial" fo:font-size="18pt" fo:language="pl" fo:country="PL" fo:font-weight="bold" style:font-size-asian="18pt" style:font-weight-asian="bold" style:font-name-complex="Arial Unicode MS1" style:font-size-complex="12pt"/>
    </style:style>
    <style:style style:name="T1" style:family="text">
      <style:text-properties style:font-name="Arial" fo:font-size="11pt" style:font-size-asian="11pt" style:font-name-complex="Arial"/>
    </style:style>
    <style:style style:name="T2" style:family="text">
      <style:text-properties style:font-name="Arial" fo:font-size="11pt" style:font-name-asian="Arial" style:font-size-asian="11pt" style:font-name-complex="Arial"/>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ize="12pt" fo:language="pl" fo:country="PL" style:font-size-asian="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h text:style-name="P48" text:outline-level="2">Nazwa przedmiotu</text:h>
          </table:table-cell>
          <table:table-cell table:style-name="Table1.B1" table:number-columns-spanned="5" office:value-type="string">
            <text:h text:style-name="P49" text:outline-level="2">Projektowanie webaplikacji</text:h>
          </table:table-cell>
          <table:covered-table-cell/>
          <table:covered-table-cell/>
          <table:covered-table-cell/>
          <table:covered-table-cell/>
        </table:table-row>
        <table:table-row table:style-name="Table1.1">
          <table:table-cell table:style-name="Table1.A2" office:value-type="string">
            <text:p text:style-name="P8">Nazwa przedmiotu w języku angielskim</text:p>
          </table:table-cell>
          <table:table-cell table:style-name="Table1.B2" table:number-columns-spanned="5" office:value-type="string">
            <text:p text:style-name="P32">Introduction to Webapplications</text:p>
          </table:table-cell>
          <table:covered-table-cell/>
          <table:covered-table-cell/>
          <table:covered-table-cell/>
          <table:covered-table-cell/>
        </table:table-row>
        <table:table-row table:style-name="Table1.1">
          <table:table-cell table:style-name="Table1.A2" office:value-type="string">
            <text:p text:style-name="P8">Kod przedmiotu</text:p>
          </table:table-cell>
          <table:table-cell table:style-name="Table1.A2" office:value-type="string">
            <text:p text:style-name="P11">WEBAPP</text:p>
          </table:table-cell>
          <table:table-cell table:style-name="Table1.A2" table:number-columns-spanned="2" office:value-type="string">
            <text:p text:style-name="P8">Wersja przedmiotu - rok wprowadzenia tej wersji</text:p>
          </table:table-cell>
          <table:covered-table-cell/>
          <table:table-cell table:style-name="Table1.B2" table:number-columns-spanned="2" office:value-type="string">
            <text:p text:style-name="P11">2013</text:p>
          </table:table-cell>
          <table:covered-table-cell/>
        </table:table-row>
        <table:table-row table:style-name="Table1.1">
          <table:table-cell table:style-name="Table1.B1" table:number-columns-spanned="6" office:value-type="string">
            <text:p text:style-name="P5">A. Usytuowanie przedmiotu w systemie studiów</text:p>
          </table:table-cell>
          <table:covered-table-cell/>
          <table:covered-table-cell/>
          <table:covered-table-cell/>
          <table:covered-table-cell/>
          <table:covered-table-cell/>
        </table:table-row>
        <table:table-row table:style-name="Table1.1">
          <table:table-cell table:style-name="Table1.A2" office:value-type="string">
            <text:p text:style-name="P8">A1. Poziom kształcenia - studia I (inż.) lub II (mgr) stopnia</text:p>
          </table:table-cell>
          <table:table-cell table:style-name="Table1.B2" table:number-columns-spanned="5" office:value-type="string">
            <text:p text:style-name="P23">Studia II stopnia </text:p>
          </table:table-cell>
          <table:covered-table-cell/>
          <table:covered-table-cell/>
          <table:covered-table-cell/>
          <table:covered-table-cell/>
        </table:table-row>
        <table:table-row table:style-name="Table1.1">
          <table:table-cell table:style-name="Table1.A2" office:value-type="string">
            <text:p text:style-name="P8">A2. Forma i tryb prowadzenia studiów</text:p>
          </table:table-cell>
          <table:table-cell table:style-name="Table1.B2" table:number-columns-spanned="5" office:value-type="string">
            <text:p text:style-name="P6">studia stacjonarne</text:p>
          </table:table-cell>
          <table:covered-table-cell/>
          <table:covered-table-cell/>
          <table:covered-table-cell/>
          <table:covered-table-cell/>
        </table:table-row>
        <table:table-row table:style-name="Table1.1">
          <table:table-cell table:style-name="Table1.A7" office:value-type="string">
            <text:p text:style-name="P8">A3. Kierunek studiów</text:p>
          </table:table-cell>
          <table:table-cell table:style-name="Table1.B7" table:number-columns-spanned="5" office:value-type="string">
            <text:p text:style-name="P2">Fizyka techniczna</text:p>
          </table:table-cell>
          <table:covered-table-cell/>
          <table:covered-table-cell/>
          <table:covered-table-cell/>
          <table:covered-table-cell/>
        </table:table-row>
        <table:table-row table:style-name="Table1.1">
          <table:table-cell table:style-name="Table1.A2" office:value-type="string">
            <text:p text:style-name="P8">A4. Profil studiów</text:p>
          </table:table-cell>
          <table:table-cell table:style-name="Table1.B2" table:number-columns-spanned="5" office:value-type="string">
            <text:p text:style-name="P6">ogólnoakademicki</text:p>
          </table:table-cell>
          <table:covered-table-cell/>
          <table:covered-table-cell/>
          <table:covered-table-cell/>
          <table:covered-table-cell/>
        </table:table-row>
        <table:table-row table:style-name="Table1.1">
          <table:table-cell table:style-name="Table1.A2" office:value-type="string">
            <text:p text:style-name="P8">A5. Specjalność (lub wspólny dla kierunku)</text:p>
          </table:table-cell>
          <table:table-cell table:style-name="Table1.B2" table:number-columns-spanned="5" office:value-type="string">
            <text:p text:style-name="P12">wspólny dla kierunku</text:p>
          </table:table-cell>
          <table:covered-table-cell/>
          <table:covered-table-cell/>
          <table:covered-table-cell/>
          <table:covered-table-cell/>
        </table:table-row>
        <table:table-row table:style-name="Table1.1">
          <table:table-cell table:style-name="Table1.A2" office:value-type="string">
            <text:p text:style-name="P8">A6. Jednostka prowadząca przedmiot (wydział, zakład)</text:p>
          </table:table-cell>
          <table:table-cell table:style-name="Table1.B2" table:number-columns-spanned="5" office:value-type="string">
            <text:p text:style-name="P6">Wydział Fizyki, <text:span text:style-name="T7">Zakład VII</text:span></text:p>
          </table:table-cell>
          <table:covered-table-cell/>
          <table:covered-table-cell/>
          <table:covered-table-cell/>
          <table:covered-table-cell/>
        </table:table-row>
        <table:table-row table:style-name="Table1.1">
          <table:table-cell table:style-name="Table1.A2" office:value-type="string">
            <text:p text:style-name="P8">A7. Jednostka realizująca przedmiot (jeśli inna niż A5 - wydział, zakład) </text:p>
          </table:table-cell>
          <table:table-cell table:style-name="Table1.B2" table:number-columns-spanned="5" office:value-type="string">
            <text:p text:style-name="P23"/>
          </table:table-cell>
          <table:covered-table-cell/>
          <table:covered-table-cell/>
          <table:covered-table-cell/>
          <table:covered-table-cell/>
        </table:table-row>
        <table:table-row table:style-name="Table1.1">
          <table:table-cell table:style-name="Table1.A2" office:value-type="string">
            <text:p text:style-name="P8">A8. Koordynator przedmiotu (tytuł, imię i nazwisko, stanowisko, e-mail)</text:p>
          </table:table-cell>
          <table:table-cell table:style-name="Table1.B2" table:number-columns-spanned="5" office:value-type="string">
            <text:p text:style-name="P11">dr hab. Adam Kisiel, prof. nzw., <text:a xlink:type="simple" xlink:href="mailto:kisiel@if.pw.edu.pl">kisiel@if.pw.edu.pl</text:a></text:p>
          </table:table-cell>
          <table:covered-table-cell/>
          <table:covered-table-cell/>
          <table:covered-table-cell/>
          <table:covered-table-cell/>
        </table:table-row>
        <table:table-row table:style-name="Table1.1">
          <table:table-cell table:style-name="Table1.B1" table:number-columns-spanned="6" office:value-type="string">
            <text:p text:style-name="P34">B. Ogólna charakterystyka przedmiotu</text:p>
          </table:table-cell>
          <table:covered-table-cell/>
          <table:covered-table-cell/>
          <table:covered-table-cell/>
          <table:covered-table-cell/>
          <table:covered-table-cell/>
        </table:table-row>
        <table:table-row table:style-name="Table1.1">
          <table:table-cell table:style-name="Table1.A7" office:value-type="string">
            <text:p text:style-name="P8">B1. Blok przedmiotów (podstawowe, kierunkowe wspólne, FM, FK, OE, MN, HES, JO)</text:p>
          </table:table-cell>
          <table:table-cell table:style-name="Table1.B7" table:number-columns-spanned="5" office:value-type="string">
            <text:p text:style-name="P6">kierunkowe wspólne</text:p>
          </table:table-cell>
          <table:covered-table-cell/>
          <table:covered-table-cell/>
          <table:covered-table-cell/>
          <table:covered-table-cell/>
        </table:table-row>
        <table:table-row table:style-name="Table1.1">
          <table:table-cell table:style-name="Table1.A2" office:value-type="string">
            <text:p text:style-name="P7">B2. Grupa przedmiotów </text:p>
          </table:table-cell>
          <table:table-cell table:style-name="Table1.B2" table:number-columns-spanned="5" office:value-type="string">
            <text:p text:style-name="P6">obieralne</text:p>
          </table:table-cell>
          <table:covered-table-cell/>
          <table:covered-table-cell/>
          <table:covered-table-cell/>
          <table:covered-table-cell/>
        </table:table-row>
        <table:table-row table:style-name="Table1.1">
          <table:table-cell table:style-name="Table1.A2" office:value-type="string">
            <text:p text:style-name="P7">B3. Poziom przedmiotu (podstawowy, średnio zaawansowany, zaawansowany)</text:p>
          </table:table-cell>
          <table:table-cell table:style-name="Table1.B2" table:number-columns-spanned="5" office:value-type="string">
            <text:p text:style-name="P6">średnio zaawansowany</text:p>
          </table:table-cell>
          <table:covered-table-cell/>
          <table:covered-table-cell/>
          <table:covered-table-cell/>
          <table:covered-table-cell/>
        </table:table-row>
        <table:table-row table:style-name="Table1.1">
          <table:table-cell table:style-name="Table1.A2" office:value-type="string">
            <text:p text:style-name="P7">B4. Status przedmiotu (obieralny dowolnego wyboru, obowiązkowy, obieralny ograniczonego wyboru)</text:p>
          </table:table-cell>
          <table:table-cell table:style-name="Table1.B2" table:number-columns-spanned="5" office:value-type="string">
            <text:p text:style-name="P6">obieralny</text:p>
          </table:table-cell>
          <table:covered-table-cell/>
          <table:covered-table-cell/>
          <table:covered-table-cell/>
          <table:covered-table-cell/>
        </table:table-row>
        <table:table-row table:style-name="Table1.1">
          <table:table-cell table:style-name="Table1.A2" office:value-type="string">
            <text:p text:style-name="P7">B5. Język prowadzenia zajęć (polski lub angielski)</text:p>
          </table:table-cell>
          <table:table-cell table:style-name="Table1.B2" table:number-columns-spanned="5" office:value-type="string">
            <text:p text:style-name="P6">polski</text:p>
          </table:table-cell>
          <table:covered-table-cell/>
          <table:covered-table-cell/>
          <table:covered-table-cell/>
          <table:covered-table-cell/>
        </table:table-row>
        <table:table-row table:style-name="Table1.1">
          <table:table-cell table:style-name="Table1.A2" office:value-type="string">
            <text:p text:style-name="P7">B6. Semestr nominalny w planie studiów (np. P7 inż., M2 mgr)</text:p>
          </table:table-cell>
          <table:table-cell table:style-name="Table1.A2" table:number-columns-spanned="2" office:value-type="string">
            <text:p text:style-name="P11">M2</text:p>
          </table:table-cell>
          <table:covered-table-cell/>
          <table:table-cell table:style-name="Table1.A2" table:number-columns-spanned="2" office:value-type="string">
            <text:p text:style-name="P7">B7. Semestr w roku akad. (zimowy lub letni)</text:p>
          </table:table-cell>
          <table:covered-table-cell/>
          <table:table-cell table:style-name="Table1.B2" office:value-type="string">
            <text:p text:style-name="P11">letni</text:p>
          </table:table-cell>
        </table:table-row>
        <table:table-row table:style-name="Table1.1">
          <table:table-cell table:style-name="Table1.A2" office:value-type="string">
            <text:p text:style-name="P7">B8. Wymagania wstępne - zaliczone przedmioty i/lub kompetencje</text:p>
          </table:table-cell>
          <table:table-cell table:style-name="Table1.B2" table:number-columns-spanned="5" office:value-type="string">
            <text:p text:style-name="P23">Zaliczony przedmiot POJAVA, względnie: dobra znajomość jednego języka programowania. Sugerowane zaliczenie przedmiotu bazy danych, ewentualnie znajomość języka SQL. <text:s/>Znajomość angielskiego na poziomie pozwalającym czytanie dokumentacji w tym języku.</text:p>
          </table:table-cell>
          <table:covered-table-cell/>
          <table:covered-table-cell/>
          <table:covered-table-cell/>
          <table:covered-table-cell/>
        </table:table-row>
        <table:table-row table:style-name="Table1.1">
          <table:table-cell table:style-name="Table1.A2" office:value-type="string">
            <text:p text:style-name="P7">B9. Limit liczby studentów</text:p>
          </table:table-cell>
          <table:table-cell table:style-name="Table1.B2" table:number-columns-spanned="5" office:value-type="string">
            <text:p text:style-name="P6">35</text:p>
          </table:table-cell>
          <table:covered-table-cell/>
          <table:covered-table-cell/>
          <table:covered-table-cell/>
          <table:covered-table-cell/>
        </table:table-row>
        <table:table-row table:style-name="Table1.1">
          <table:table-cell table:style-name="Table1.B1" table:number-columns-spanned="6" office:value-type="string">
            <text:p text:style-name="P34">C. Efekty kształcenia i sposób prowadzenia zajęć</text:p>
          </table:table-cell>
          <table:covered-table-cell/>
          <table:covered-table-cell/>
          <table:covered-table-cell/>
          <table:covered-table-cell/>
          <table:covered-table-cell/>
        </table:table-row>
        <table:table-row table:style-name="Table1.1">
          <table:table-cell table:style-name="Table1.A2" office:value-type="string">
            <text:p text:style-name="P8">C1. Forma zajęć dydaktycznych -liczba godzin w semestrze: wykład, ćwiczenia, laboratorium, projekt</text:p>
          </table:table-cell>
          <table:table-cell table:style-name="Table1.A2" table:number-columns-spanned="2" office:value-type="string">
            <text:p text:style-name="P13">L-30</text:p>
          </table:table-cell>
          <table:covered-table-cell/>
          <table:table-cell table:style-name="Table1.A2" table:number-columns-spanned="2" office:value-type="string">
            <text:p text:style-name="P8">C2. Egzamin (tak/nie)</text:p>
          </table:table-cell>
          <table:covered-table-cell/>
          <table:table-cell table:style-name="Table1.B2" office:value-type="string">
            <text:p text:style-name="P13">nie</text:p>
          </table:table-cell>
        </table:table-row>
        <table:table-row table:style-name="Table1.1">
          <table:table-cell table:style-name="Table1.A7" office:value-type="string">
            <text:p text:style-name="P8">C3. Liczba punktów <text:span text:style-name="T3">ECTS</text:span> (uzasadnienie w pkt. D1-D3)</text:p>
          </table:table-cell>
          <table:table-cell table:style-name="Table1.B7" table:number-columns-spanned="5" office:value-type="string">
            <text:p text:style-name="P13">2</text:p>
          </table:table-cell>
          <table:covered-table-cell/>
          <table:covered-table-cell/>
          <table:covered-table-cell/>
          <table:covered-table-cell/>
        </table:table-row>
        <table:table-row table:style-name="Table1.1">
          <table:table-cell table:style-name="Table1.A7" office:value-type="string">
            <text:p text:style-name="P8">C4. Cel przedmiotu – nabywane kompetencje<text:span text:style-name="T3"> </text:span>(maks. 3 linie tekstu)</text:p>
          </table:table-cell>
          <table:table-cell table:style-name="Table1.B7" table:number-columns-spanned="5" office:value-type="string">
            <text:p text:style-name="P33">Zapoznanie studenta z podstawami tworzenia aplikacji WWW. Do tworzenia aplikacji WWW wykorzystamy framework Django napisany w Pythonie. Celem laboratorium jest to by student mógł samodzielnie wykonać proste webaplikacje. </text:p>
          </table:table-cell>
          <table:covered-table-cell/>
          <table:covered-table-cell/>
          <table:covered-table-cell/>
          <table:covered-table-cell/>
        </table:table-row>
        <table:table-row table:style-name="Table1.1">
          <table:table-cell table:style-name="Table1.A2" office:value-type="string">
            <text:p text:style-name="P8">C4A. Cel przedmiotu w języku <text:soft-page-break/>angielskim</text:p>
          </table:table-cell>
          <table:table-cell table:style-name="Table1.B2" table:number-columns-spanned="5" office:value-type="string">
            <text:p text:style-name="P32">Faliliarize students with basics of webapplication developement. <text:soft-page-break/>After this course students will be able to create simble web applications. We will use the Django framework </text:p>
          </table:table-cell>
          <table:covered-table-cell/>
          <table:covered-table-cell/>
          <table:covered-table-cell/>
          <table:covered-table-cell/>
        </table:table-row>
        <table:table-row table:style-name="Table1.1">
          <table:table-cell table:style-name="Table1.A2" office:value-type="string">
            <text:p text:style-name="P8">C5. Treści kształcenia (podać dla każdej z form zajęć dydaktycznych) </text:p>
          </table:table-cell>
          <table:table-cell table:style-name="Table1.B2" table:number-columns-spanned="5" office:value-type="string">
            <text:p text:style-name="P22">Przedmiot składa się z 10 trzygodzinnych laboratoriów. Przed każdym laboratorium student musi zapoznać się z materiałami wykładowymi, dostarczonymi przez prowadzącego. Przed losowo wybranymi laboratoriami odbywa się wejściówka. </text:p>
            <text:p text:style-name="P22"/>
            <text:p text:style-name="P26">Laboratoria:</text:p>
            <text:p text:style-name="P29"/>
            <text:p text:style-name="P22">Przed losowo wybranymi laboratoriami odbywa się wejściówka. </text:p>
            <text:p text:style-name="P37"/>
            <text:p text:style-name="P22">Tematy zajęć:</text:p>
            <text:p text:style-name="P30"/>
            <text:p text:style-name="P27">Zajęcia 1</text:p>
            <text:p text:style-name="P22"><text:span text:style-name="T3">Wiedza teoretyczna:</text:span><text:span text:style-name="T6"> Podstawy języka Python. Pojęcie wirtualnego środowiska. Instalacja paczek w Pythonie. Podstawy systemów kontroli wersji. </text:span></text:p>
            <text:p text:style-name="P22"><text:span text:style-name="T3">W trakcie zajęć: <text:s/></text:span><text:span text:style-name="T6">Zapoznanie ze środowiskiem programistycznym, podstawowe struktury języka Python (nacisk na różnice z klasycznymi językami). Opracowanie prostego kalkulatora pracującego na danych z konsoli. </text:span></text:p>
            <text:p text:style-name="P30"/>
            <text:p text:style-name="P27">Zajęcia 2:</text:p>
            <text:p text:style-name="P22"><text:span text:style-name="T3">Wiedza teoretyczna: </text:span><text:span text:style-name="T6">Protokół HTTP. Metody, statusy i nagłówki HTTP. Dynamiczna zawartość webaplikacjach, CGI. API widoków Django, kontroler w Django. </text:span></text:p>
            <text:p text:style-name="P22"><text:span text:style-name="T3">W trakcie zajęć:</text:span><text:span text:style-name="T6"> Wykonanie aplikacji wykonującej proste operacje matematyczne za pomocą API opartego o HTTP. </text:span></text:p>
            <text:p text:style-name="P29"/>
            <text:p text:style-name="P27">Zajęcia 3:</text:p>
            <text:p text:style-name="P22"><text:span text:style-name="T3">Wiedza teoretyczna:</text:span><text:span text:style-name="T6"> Pojęcie aplikacji w Django. Przypomnienie relacyjnych baz danych. Warstwa modeli w Django. Zarządzanie bazą danych z poziomu Django. Pojęcie Transakcji, zarządzanie transakcjami w Django. Aplikacja Django-admin. Formularze HTML. Szablony Django. </text:span></text:p>
            <text:p text:style-name="P22"><text:span text:style-name="T3">W trakcie zajęć:</text:span><text:span text:style-name="T6"> Wykonanie prostej aplikacji wykonującej operacje CRUD na prostym schemacie z relacjami. </text:span></text:p>
            <text:p text:style-name="P30"/>
            <text:p text:style-name="P27">Zajęcia 4:</text:p>
            <text:p text:style-name="P38"><text:span text:style-name="T3">Wiedza teoretyczna:</text:span><text:span text:style-name="T6"> HTTP jako protokół bezstanowy. Mechznizm utrzymywania stanu w HTTP --- pliki cookie (ciastek). <text:s/>Zarządzanie logowaniem w Django. Testowanie aplikacji Django. </text:span></text:p>
            <text:p text:style-name="P22"><text:span text:style-name="T3">W trakcie zajęć:</text:span><text:span text:style-name="T6"> Stworzenie mechanizmu logowania użytkowników w aplikacji z poprzednich zajęć. Stworzenie testów do podanej aplikacji. </text:span></text:p>
            <text:p text:style-name="P30"/>
            <text:p text:style-name="P27">Zajęcia 5:</text:p>
            <text:p text:style-name="P22"><text:span text:style-name="T3">Wiedza teoretyczna:</text:span><text:span text:style-name="T6"> Podstawy HTML i CSS. </text:span></text:p>
            <text:p text:style-name="P22"><text:span text:style-name="T3">W trakcie zajęć:</text:span><text:span text:style-name="T6"> Stworzenie ładnej ostylowanej strony za pomocą </text:span><text:span text:style-name="T6">HTML i CSS. </text:span></text:p>
            <text:p text:style-name="P31"><text:soft-page-break/></text:p>
            <text:p text:style-name="P28">Zajęcia 6:</text:p>
            <text:p text:style-name="P22"><text:span text:style-name="T3">Wiedza teoretyczna:</text:span><text:span text:style-name="T6"> Format danych JSON. Aplikacje REST. </text:span></text:p>
            <text:p text:style-name="P24">Integracja webaplikacji. Protokół SOAP. Metody screensrapingu. </text:p>
            <text:p text:style-name="P22"><text:span text:style-name="T3">W trakcie zajęć</text:span><text:span text:style-name="T6">: Wykonanie aplikacji konsolowej odczytującej dane z webaplikacji REST. </text:span></text:p>
            <text:p text:style-name="P14"/>
            <text:p text:style-name="P28">Zajęcia 7:</text:p>
            <text:p text:style-name="P22"><text:span text:style-name="T3">Wiedza teoretyczna:</text:span><text:span text:style-name="T6"> Podstawy języka JavaScript (dla chętnych Coffeescript). Podstawy biblioteki jQuery. </text:span></text:p>
            <text:p text:style-name="P22"><text:span text:style-name="T3">W trakcie zajęć: </text:span><text:span text:style-name="T6">Opracowanie dynamicznego webinterfejsu do aplikacji. Stworzenie interaktywnego chatu. </text:span></text:p>
            <text:p text:style-name="P31"/>
            <text:p text:style-name="P28">Zajęcia 8: </text:p>
            <text:p text:style-name="P22"><text:span text:style-name="T3">Wiedza teoretyczna:</text:span><text:span text:style-name="T6"> Zarządzanie schematem bazy danych. Konieczność migracji danych. Migracje danych w Django. </text:span></text:p>
            <text:p text:style-name="P22"><text:span text:style-name="T3">W trakcie zajęć</text:span><text:span text:style-name="T6">: Opracowanie migracji danych między zadanymi schematami. </text:span></text:p>
            <text:p text:style-name="P14"/>
            <text:p text:style-name="P28">Zajęcia 9:</text:p>
            <text:p text:style-name="P22"><text:span text:style-name="T3">Wiedza teoretyczna:</text:span><text:span text:style-name="T6"> <text:s/>Bezpieczeństwo webaplikacji. </text:span></text:p>
            <text:p text:style-name="P22"><text:span text:style-name="T3">W trakcie zajęć</text:span><text:span text:style-name="T6">: Znajdowanie dziur w dostarczonej webaplikacji. </text:span></text:p>
            <text:p text:style-name="P14"/>
            <text:p text:style-name="P28">Zajęcia 10:</text:p>
            <text:p text:style-name="P22"><text:span text:style-name="T3">Wiedza teoretyczna:</text:span><text:span text:style-name="T6"> Badanie wydajności webaplikacji. Metody wdrażania webaplikacji w środowisku produkcyjnym. </text:span></text:p>
            <text:p text:style-name="P22"><text:span text:style-name="T3">W trakcie zajęć</text:span><text:span text:style-name="T6">: Wdrożenie zadanej aplikacji za na maszynie wirtualnej. </text:span></text:p>
            <text:p text:style-name="P14"/>
            <text:p text:style-name="P28">Projekt: </text:p>
            <text:p text:style-name="P31"/>
            <text:p text:style-name="P24">Zasadniczo chcę by projekty miały charakter praktyczny. Proponowane będą następujące kategorie projektów: </text:p>
            <text:p text:style-name="P31"/>
            <text:list xml:id="list1462327252" text:style-name="WW8Num4">
              <text:list-item>
                <text:p text:style-name="P43">Praktyczne projekty przydatne studentowi.</text:p>
              </text:list-item>
              <text:list-item>
                <text:p text:style-name="P43">Projekty przydatne dla wydziału.</text:p>
              </text:list-item>
              <text:list-item>
                <text:p text:style-name="P43">Wkład w projekty open-source. </text:p>
              </text:list-item>
            </text:list>
            <text:p text:style-name="P39"/>
            <text:p text:style-name="P25">Studentom, którzy nie chcą wykonać takich projektów dostarczony zostanie klasyczny projekt do wykonania. </text:p>
          </table:table-cell>
          <table:covered-table-cell/>
          <table:covered-table-cell/>
          <table:covered-table-cell/>
          <table:covered-table-cell/>
        </table:table-row>
        <table:table-row table:style-name="Table1.1">
          <table:table-cell table:style-name="Table1.A2" office:value-type="string">
            <text:p text:style-name="P8">C5A: Treści kształcenia w języku angielskim</text:p>
          </table:table-cell>
          <table:table-cell table:style-name="Table1.B2" table:number-columns-spanned="5" office:value-type="string">
            <text:p text:style-name="P29">This class consists of 10 units. Before each unit students familiarize themselves with introductory materials created by the instructor. During each laboratory students apply this knowledge to create working nontrivial application. </text:p>
            <text:p text:style-name="P29"/>
            <text:p text:style-name="P29">Before selected laboratories tests will be performed. </text:p>
            <text:p text:style-name="P29"/>
            <text:p text:style-name="P40">Laboratories:</text:p>
            <text:p text:style-name="P29"/>
            <text:p text:style-name="P14"><text:soft-page-break/>Unit 01: </text:p>
            <text:p text:style-name="P29"><text:span text:style-name="T3">Theoretical konwledge:</text:span><text:span text:style-name="T6"> Introduction to python language. Notion of virtual enviorment. Instalation of packages in python. Basics of </text:span><text:span text:style-name="T6">Version Control Systems. </text:span></text:p>
            <text:p text:style-name="P29"><text:span text:style-name="T3">During laboratories:</text:span><text:span text:style-name="T6"> Familiarisation with the IDE. Bacisc of python language (with emphasis on differences with classical lanuages). Students will create simple calculator that takes user input from console. </text:span></text:p>
            <text:p text:style-name="P14"/>
            <text:p text:style-name="P14">Unit 02: </text:p>
            <text:p text:style-name="P29"><text:span text:style-name="T3">Theoretical konwledge:</text:span><text:span text:style-name="T6"> The HTTP protocol. HTTP methods, statuses and headers. Dynamic contents in HTTP applications. CGI. API of Django's views and urlresolvers. </text:span></text:p>
            <text:p text:style-name="P29"><text:span text:style-name="T3">During laboratories</text:span><text:span text:style-name="T6">: Students will create simple webapplication that allows to make simple calculations using HTTP API. </text:span></text:p>
            <text:p text:style-name="P14"/>
            <text:p text:style-name="P14">Unit 03: </text:p>
            <text:p text:style-name="P29"><text:span text:style-name="T3">Theoretical konwledge:</text:span><text:span text:style-name="T6"> Notion of application in django. Relational databases. Notion of ORM and Models in Django. Managing relational databases in Django. Notion of transaction and transaction management in Django. HTML forms. Django Templates</text:span></text:p>
            <text:p text:style-name="P29"><text:span text:style-name="T3">During laboratories</text:span><text:span text:style-name="T6">: Simple CRUD application. </text:span></text:p>
            <text:p text:style-name="P14"/>
            <text:p text:style-name="P14">Unit 04: </text:p>
            <text:p text:style-name="P29"><text:span text:style-name="T3">Theoretical konwledge:</text:span><text:span text:style-name="T6"> HTTP as stateless protocol. Mechanism of keeping state in HTTP: cookie files. </text:span></text:p>
            <text:p text:style-name="P29"><text:span text:style-name="T3">During laboratories</text:span><text:span text:style-name="T6">: Simple logon application. </text:span></text:p>
            <text:p text:style-name="P14"/>
            <text:p text:style-name="P14">Unit 05: </text:p>
            <text:p text:style-name="P29"><text:span text:style-name="T3">Theoretical konwledge:</text:span><text:span text:style-name="T6"> Basics of HTML5 and CSS. </text:span></text:p>
            <text:p text:style-name="P29"><text:span text:style-name="T3">During laboratories</text:span><text:span text:style-name="T6">: Simple HTML webpage styled with CSS. </text:span></text:p>
            <text:p text:style-name="P14"/>
            <text:p text:style-name="P14">Unit 06: </text:p>
            <text:p text:style-name="P29"><text:span text:style-name="T3">Theoretical konwledge:</text:span><text:span text:style-name="T6"> JSON formt. REST applications. SOAP protocol. Screenscraping technologies. Integrating webapplications. </text:span></text:p>
            <text:p text:style-name="P29"><text:span text:style-name="T3">During laboratories</text:span><text:span text:style-name="T6">: Console application that integrates with some API. </text:span></text:p>
            <text:p text:style-name="P14"/>
            <text:p text:style-name="P14">Unit 07: </text:p>
            <text:p text:style-name="P29"><text:span text:style-name="T3">Theoretical konwledge:</text:span><text:span text:style-name="T6"> Basics of JavaScript (or CoffeeScript for more advanced students). JQuery library. </text:span></text:p>
            <text:p text:style-name="P29"><text:span text:style-name="T3">During laboratories:</text:span><text:span text:style-name="T6"> Single page webapplication that implements an interactive chat. </text:span></text:p>
            <text:p text:style-name="P14"/>
            <text:p text:style-name="P14">Unit 08: </text:p>
            <text:p text:style-name="P29"><text:span text:style-name="T3">Theoretical konwledge:</text:span><text:span text:style-name="T6"> Schema management in Django. Database migrations in Django. </text:span></text:p>
            <text:p text:style-name="P29"><text:span text:style-name="T3">During laboratories:</text:span><text:span text:style-name="T6"> Migration of data between two specified schemas. </text:span></text:p>
            <text:p text:style-name="P14"/>
            <text:p text:style-name="P14"><text:soft-page-break/>Unit 09: </text:p>
            <text:p text:style-name="P29"><text:span text:style-name="T3">Theoretical konwledge:</text:span><text:span text:style-name="T6"> Webapplication security</text:span></text:p>
            <text:p text:style-name="P29"><text:span text:style-name="T3">During laboratories:</text:span><text:span text:style-name="T6"> Discovering bugs in provided webapplication. </text:span></text:p>
            <text:p text:style-name="P14"/>
            <text:p text:style-name="P14">Unit 10:</text:p>
            <text:p text:style-name="P29"><text:span text:style-name="T3">Theoretical konwledge:</text:span><text:span text:style-name="T6"> Webaplication performanee monitioring. Deployment of django applications. </text:span></text:p>
            <text:p text:style-name="P29"><text:span text:style-name="T3">During laboratories:</text:span><text:span text:style-name="T6"> Deployment of specified django application on a virtual machnine. </text:span></text:p>
            <text:p text:style-name="P14"/>
            <text:p text:style-name="P14">Projects: </text:p>
            <text:p text:style-name="P14"/>
            <text:p text:style-name="P31">Projects should be practical, I'd like to have projects that fall to three categories: </text:p>
            <text:p text:style-name="P14"/>
            <text:list xml:id="list50389603" text:style-name="WW8Num5">
              <text:list-item>
                <text:p text:style-name="P44">Practical projects usefull to student.</text:p>
              </text:list-item>
              <text:list-item>
                <text:p text:style-name="P44">Practical projects usefull to the Faculty</text:p>
              </text:list-item>
              <text:list-item>
                <text:p text:style-name="P44">Contributions to open source projects. </text:p>
              </text:list-item>
            </text:list>
            <text:p text:style-name="P40"/>
            <text:p text:style-name="P39">Project for students that will not want to do any these projects will be given classical project. </text:p>
            <text:p text:style-name="P14"/>
          </table:table-cell>
          <table:covered-table-cell/>
          <table:covered-table-cell/>
          <table:covered-table-cell/>
          <table:covered-table-cell/>
        </table:table-row>
        <table:table-row table:style-name="Table1.1">
          <table:table-cell table:style-name="Table1.A7" office:value-type="string">
            <text:p text:style-name="P8">C6. Metody oceny – krótki regulamin zaliczenia przedmiotu</text:p>
          </table:table-cell>
          <table:table-cell table:style-name="Table1.B7" table:number-columns-spanned="5" office:value-type="string">
            <text:p text:style-name="P29">Ocena wyznaczana jest za pomocą średniej ważonej następujących elementów:</text:p>
            <text:list xml:id="list2028259789" text:style-name="WW8Num2">
              <text:list-item>
                <text:p text:style-name="P45">Średnia arytmetyczna ocen z 5 – 6 kolokwiów wejściowych na zajęcia (waga 1)</text:p>
              </text:list-item>
              <text:list-item>
                <text:p text:style-name="P45">Średnia arytmetyczna ocen uzyskanych z laboratorium (waga 2) </text:p>
              </text:list-item>
              <text:list-item>
                <text:p text:style-name="P45">Ocena z projektu. </text:p>
              </text:list-item>
            </text:list>
          </table:table-cell>
          <table:covered-table-cell/>
          <table:covered-table-cell/>
          <table:covered-table-cell/>
          <table:covered-table-cell/>
        </table:table-row>
        <table:table-row table:style-name="Table1.1">
          <table:table-cell table:style-name="Table1.A2" office:value-type="string">
            <text:p text:style-name="P8">C7. Literatura (spis podręczników i lektur uzupełniających) </text:p>
          </table:table-cell>
          <table:table-cell table:style-name="Table1.B2" table:number-columns-spanned="5" office:value-type="string">
            <text:p text:style-name="P29">Studentów obowiązuje wiedza z materiałów dostępnych na stronie. </text:p>
            <text:p text:style-name="P29"/>
            <text:p text:style-name="P29">Dodatkowo: </text:p>
            <text:list xml:id="list19416311241" text:style-name="L1">
              <text:list-item>
                <text:p text:style-name="P46">Dokumentacja Django: https://www.djangoproject.com/</text:p>
              </text:list-item>
              <text:list-item>
                <text:p text:style-name="P46">Marty Alchin: „Pro Django”, Apress, ISBN13: 978-1-4302-5809-4 </text:p>
              </text:list-item>
              <text:list-item>
                <text:p text:style-name="P47">Adrian Holovaty, Jacob Kaplan-Moss: „The Definitive Guide to Django”, Apress, ISBN13: 978-1-4302-1936-1 </text:p>
              </text:list-item>
            </text:list>
          </table:table-cell>
          <table:covered-table-cell/>
          <table:covered-table-cell/>
          <table:covered-table-cell/>
          <table:covered-table-cell/>
        </table:table-row>
        <table:table-row table:style-name="Table1.1">
          <table:table-cell table:style-name="Table1.A2" office:value-type="string">
            <text:p text:style-name="P8">C8. Witryna www przedmiotu</text:p>
          </table:table-cell>
          <table:table-cell table:style-name="Table1.B2" table:number-columns-spanned="5" office:value-type="string">
            <text:p text:style-name="P6">w przygotowaniu</text:p>
          </table:table-cell>
          <table:covered-table-cell/>
          <table:covered-table-cell/>
          <table:covered-table-cell/>
          <table:covered-table-cell/>
        </table:table-row>
        <table:table-row table:style-name="Table1.1">
          <table:table-cell table:style-name="Table1.B2" table:number-columns-spanned="6" office:value-type="string">
            <text:p text:style-name="P35">D. Nakład pracy studenta</text:p>
          </table:table-cell>
          <table:covered-table-cell/>
          <table:covered-table-cell/>
          <table:covered-table-cell/>
          <table:covered-table-cell/>
          <table:covered-table-cell/>
        </table:table-row>
        <table:table-row table:style-name="Table1.1">
          <table:table-cell table:style-name="Table1.A2" office:value-type="string">
            <text:p text:style-name="P8">D1. Liczba godzin pracy studenta związanych z osiągnięciem efektów kształcenia (nakład pracy dla różnych form zajęć, praca własna, przygotowanie do sprawdzianów, egzamin). Razem liczba godzin w przybliżeniu równa liczba ECTSx25 </text:p>
          </table:table-cell>
          <table:table-cell table:style-name="Table1.B2" table:number-columns-spanned="5" office:value-type="string">
            <text:p text:style-name="P22">Uczestniczenie w laboratoriach <text:span text:style-name="T5">30</text:span> godzin, przygotowanie do laboratoriów <text:span text:style-name="T5">15</text:span> godzin. Wykonanie projektu <text:span text:style-name="T5">15</text:span> godzin. </text:p>
            <text:p text:style-name="P29"/>
            <text:p text:style-name="P22">Razem w semestrze <text:span text:style-name="T4">60</text:span> godz, co odpowiada <text:span text:style-name="T5">2</text:span> ECTS.</text:p>
          </table:table-cell>
          <table:covered-table-cell/>
          <table:covered-table-cell/>
          <table:covered-table-cell/>
          <table:covered-table-cell/>
        </table:table-row>
        <table:table-row table:style-name="Table1.1">
          <table:table-cell table:style-name="Table1.A2" office:value-type="string">
            <text:p text:style-name="P8">D2 Liczba punktów ECTS na zajęciach wymagających bezpośredniego udziału nauczycieli akademickich:</text:p>
          </table:table-cell>
          <table:table-cell table:style-name="Table1.B2" table:number-columns-spanned="5" office:value-type="string">
            <text:p text:style-name="P22">Uczestniczenie w laboratoriach <text:span text:style-name="T5">30</text:span> godzin. </text:p>
            <text:p text:style-name="P22">Razem w semestrze <text:span text:style-name="T4">30</text:span> godz, co odpowiada <text:span text:style-name="T5">1</text:span> ECTS.</text:p>
          </table:table-cell>
          <table:covered-table-cell/>
          <table:covered-table-cell/>
          <table:covered-table-cell/>
          <table:covered-table-cell/>
        </table:table-row>
        <text:soft-page-break/>
        <table:table-row table:style-name="Table1.1">
          <table:table-cell table:style-name="Table1.A2" office:value-type="string">
            <text:p text:style-name="P8">D3. Liczba punktów ECTS, którą student uzyskuje w ramach zajęć o charakterze praktycznym</text:p>
          </table:table-cell>
          <table:table-cell table:style-name="Table1.B2" table:number-columns-spanned="5" office:value-type="string">
            <text:p text:style-name="P22">Uczestniczenie w laboratoriach <text:span text:style-name="T5">30</text:span> godzin. Wykonanie projektu <text:span text:style-name="T5">15</text:span> godzin. </text:p>
            <text:p text:style-name="P29"/>
            <text:p text:style-name="P22">Razem w semestrze <text:span text:style-name="T4">45</text:span> godz, co odpowiada <text:span text:style-name="T5">1.5</text:span> ECTS.</text:p>
          </table:table-cell>
          <table:covered-table-cell/>
          <table:covered-table-cell/>
          <table:covered-table-cell/>
          <table:covered-table-cell/>
        </table:table-row>
        <table:table-row table:style-name="Table1.1">
          <table:table-cell table:style-name="Table1.B2" table:number-columns-spanned="6" office:value-type="string">
            <text:p text:style-name="P35">E. Informacje dodatkowe</text:p>
          </table:table-cell>
          <table:covered-table-cell/>
          <table:covered-table-cell/>
          <table:covered-table-cell/>
          <table:covered-table-cell/>
          <table:covered-table-cell/>
        </table:table-row>
        <table:table-row table:style-name="Table1.1">
          <table:table-cell table:style-name="Table1.A2" office:value-type="string">
            <text:p text:style-name="P8">E1. Uwagi</text:p>
          </table:table-cell>
          <table:table-cell table:style-name="Table1.B2" table:number-columns-spanned="5" office:value-type="string">
            <text:p text:style-name="P20"/>
          </table:table-cell>
          <table:covered-table-cell/>
          <table:covered-table-cell/>
          <table:covered-table-cell/>
          <table:covered-table-cell/>
        </table:table-row>
        <table:table-row table:style-name="Table1.1">
          <table:table-cell table:style-name="Table1.A2" office:value-type="string">
            <text:p text:style-name="P8">E2. Data ostatniej aktualizacji</text:p>
          </table:table-cell>
          <table:table-cell table:style-name="Table1.B2" table:number-columns-spanned="5" office:value-type="string">
            <text:p text:style-name="P11"/>
          </table:table-cell>
          <table:covered-table-cell/>
          <table:covered-table-cell/>
          <table:covered-table-cell/>
          <table:covered-table-cell/>
        </table:table-row>
      </table:table>
      <text:p text:style-name="P21"><text:line-break/>Tabela 1.</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Efekty kształcenia dla przedmiotu – profil ogólnoakademicki</text:p>
          </table:table-cell>
          <table:covered-table-cell/>
          <table:covered-table-cell/>
          <table:covered-table-cell/>
          <table:covered-table-cell/>
        </table:table-row>
        <table:table-row table:style-name="Table2.1">
          <table:table-cell table:style-name="Table2.A2" table:number-rows-spanned="2" office:value-type="string">
            <text:p text:style-name="P9">Kod efektu </text:p>
          </table:table-cell>
          <table:table-cell table:style-name="Table2.A2" table:number-rows-spanned="2" office:value-type="string">
            <text:p text:style-name="P10">Student, który zaliczył przedmiot:</text:p>
          </table:table-cell>
          <table:table-cell table:style-name="Table2.A2" table:number-rows-spanned="2" office:value-type="string">
            <text:p text:style-name="P10">Metoda sprawdzania efektu kształcenia</text:p>
          </table:table-cell>
          <table:table-cell table:style-name="Table2.A1" table:number-columns-spanned="2" office:value-type="string">
            <text:p text:style-name="P10">Odniesienie do efektów kształcenia dla</text:p>
          </table:table-cell>
          <table:covered-table-cell/>
        </table:table-row>
        <table:table-row table:style-name="Table2.1">
          <table:covered-table-cell/>
          <table:covered-table-cell/>
          <table:covered-table-cell/>
          <table:table-cell table:style-name="Table2.A2" office:value-type="string">
            <text:p text:style-name="P10">kierunku</text:p>
          </table:table-cell>
          <table:table-cell table:style-name="Table2.A1" office:value-type="string">
            <text:p text:style-name="P10">obszaru</text:p>
          </table:table-cell>
        </table:table-row>
        <table:table-row table:style-name="Table2.1">
          <table:table-cell table:style-name="Table2.A1" table:number-columns-spanned="5" office:value-type="string">
            <text:p text:style-name="P36">WIEDZA</text:p>
          </table:table-cell>
          <table:covered-table-cell/>
          <table:covered-table-cell/>
          <table:covered-table-cell/>
          <table:covered-table-cell/>
        </table:table-row>
        <table:table-row table:style-name="Table2.1">
          <table:table-cell table:style-name="Table2.A2" office:value-type="string">
            <text:p text:style-name="P15">WEBAPPW1</text:p>
          </table:table-cell>
          <table:table-cell table:style-name="Table2.A2" office:value-type="string">
            <text:p text:style-name="P17">Ma podstawową wiedzę z zakresu projektowania aplikacji dla WWW. Zna podstawy standardu HTTP1.1, języków python, javascript oraz HTML i CSS. </text:p>
          </table:table-cell>
          <table:table-cell table:style-name="Table2.A2" office:value-type="string">
            <text:p text:style-name="P41">Studenci wykonują zespołowo projekt. Poszczególne techniki są sprawdzane za pomocą prac domowych.</text:p>
          </table:table-cell>
          <table:table-cell table:style-name="Table2.A2" office:value-type="string">
            <text:p text:style-name="P42">FT2_W07 FT2_W14 </text:p>
          </table:table-cell>
          <table:table-cell table:style-name="Table2.A1" office:value-type="string">
            <text:p text:style-name="P41">T2A_W06</text:p>
            <text:p text:style-name="P41">T2A_W07 <text:s/></text:p>
          </table:table-cell>
        </table:table-row>
        <table:table-row table:style-name="Table2.1">
          <table:table-cell table:style-name="Table2.A2" office:value-type="string">
            <text:p text:style-name="P15">WEBAPPW2</text:p>
          </table:table-cell>
          <table:table-cell table:style-name="Table2.A2" office:value-type="string">
            <text:p text:style-name="P41">Zna podstawowe techniki zarządzania projektami informatycznymi. Zna wybrany system kontroli wersji i korzysta z niego przy pracy nad projektem. Zna pojęcie wzorca projektowego oraz podstawowe wzorce projektowe. Umie identyfikować sytuacje, w których należy zastosować odpowiednie wzorce projektowe. </text:p>
          </table:table-cell>
          <table:table-cell table:style-name="Table2.A2" office:value-type="string">
            <text:p text:style-name="P41">Studenci wykonują zespołowo projekt</text:p>
          </table:table-cell>
          <table:table-cell table:style-name="Table2.A2" office:value-type="string">
            <text:p text:style-name="P41">FT2_W09</text:p>
          </table:table-cell>
          <table:table-cell table:style-name="Table2.A1" office:value-type="string">
            <text:p text:style-name="P41">T2A_W11</text:p>
          </table:table-cell>
        </table:table-row>
        <table:table-row table:style-name="Table2.1">
          <table:table-cell table:style-name="Table2.A2" office:value-type="string">
            <text:p text:style-name="P15">WEBAPPW3</text:p>
          </table:table-cell>
          <table:table-cell table:style-name="Table2.A2" office:value-type="string">
            <text:p text:style-name="P19">Ma podstawową wiedzę dotyczącą cyklu życia webaplikacji, zna techniki pozwalające na ciągły rozwój aplikacji. </text:p>
          </table:table-cell>
          <table:table-cell table:style-name="Table2.A2" office:value-type="string">
            <text:p text:style-name="P19">Studenci wykonują zespołowo projekt. Poszczególne techniki są sprawdzane za pomocą prac domowych.</text:p>
          </table:table-cell>
          <table:table-cell table:style-name="Table2.A2" office:value-type="string">
            <text:p text:style-name="P41">FT2_W07</text:p>
          </table:table-cell>
          <table:table-cell table:style-name="Table2.A1" office:value-type="string">
            <text:p text:style-name="P41">T1A_W06 </text:p>
          </table:table-cell>
        </table:table-row>
        <table:table-row table:style-name="Table2.1">
          <table:table-cell table:style-name="Table2.A1" table:number-columns-spanned="5" office:value-type="string">
            <text:p text:style-name="P36">UMIEJĘTNOŚCI</text:p>
          </table:table-cell>
          <table:covered-table-cell/>
          <table:covered-table-cell/>
          <table:covered-table-cell/>
          <table:covered-table-cell/>
        </table:table-row>
        <table:table-row table:style-name="Table2.1">
          <table:table-cell table:style-name="Table2.A2" office:value-type="string">
            <text:p text:style-name="P15">WEBAPPU1</text:p>
          </table:table-cell>
          <table:table-cell table:style-name="Table2.A2" office:value-type="string">
            <text:p text:style-name="P17">Student jest w stanie samodzielnie wykonać prostą webaplikacjię oraz jest w stanie pracować w zespole nad takim projektem.</text:p>
          </table:table-cell>
          <table:table-cell table:style-name="Table2.A2" office:value-type="string">
            <text:p text:style-name="P41">Studenci wykonują zespołowo projekt</text:p>
          </table:table-cell>
          <table:table-cell table:style-name="Table2.A2" office:value-type="string">
            <text:p text:style-name="P41">FT2_U07</text:p>
          </table:table-cell>
          <table:table-cell table:style-name="Table2.A1" office:value-type="string">
            <text:p text:style-name="P41">T1A_U07 </text:p>
          </table:table-cell>
        </table:table-row>
        <table:table-row table:style-name="Table2.1">
          <table:table-cell table:style-name="Table2.A2" office:value-type="string">
            <text:p text:style-name="P15">WEBAPPU2</text:p>
          </table:table-cell>
          <table:table-cell table:style-name="Table2.A2" office:value-type="string">
            <text:p text:style-name="P41">Student jest w stanie skonfigurować środowisko pracy na swoim komputerze. </text:p>
          </table:table-cell>
          <table:table-cell table:style-name="Table2.A2" office:value-type="string">
            <text:p text:style-name="P41">Praca na zajęciach.</text:p>
          </table:table-cell>
          <table:table-cell table:style-name="Table2.A2" office:value-type="string">
            <text:p text:style-name="P41">FT2_U07</text:p>
          </table:table-cell>
          <table:table-cell table:style-name="Table2.A1" office:value-type="string">
            <text:p text:style-name="P41">T1A_U07 </text:p>
          </table:table-cell>
        </table:table-row>
        <table:table-row table:style-name="Table2.1">
          <table:table-cell table:style-name="Table2.A2" office:value-type="string">
            <text:p text:style-name="P15">WEBAPPU3</text:p>
          </table:table-cell>
          <table:table-cell table:style-name="Table2.A2" office:value-type="string">
            <text:p text:style-name="P41">Potrafi samodzielnie stosować nowe techniki programistyczne. Zna zasoby z których może się uczyć. </text:p>
          </table:table-cell>
          <table:table-cell table:style-name="Table2.A2" office:value-type="string">
            <text:p text:style-name="P41">Studenci wykonują zespołowo projekt</text:p>
          </table:table-cell>
          <table:table-cell table:style-name="Table2.A2" office:value-type="string">
            <text:p text:style-name="P41">FT2_U17</text:p>
          </table:table-cell>
          <table:table-cell table:style-name="Table2.A1" office:value-type="string">
            <text:p text:style-name="P41">T2A_U18</text:p>
          </table:table-cell>
        </table:table-row>
        <table:table-row table:style-name="Table2.1">
          <table:table-cell table:style-name="Table2.A2" office:value-type="string">
            <text:p text:style-name="P15">WEBAPPU4</text:p>
          </table:table-cell>
          <table:table-cell table:style-name="Table2.A2" office:value-type="string">
            <text:p text:style-name="P41">Student potrafi profesjonalnie komunikować się na temat złożonych projektów informatycznych. </text:p>
          </table:table-cell>
          <table:table-cell table:style-name="Table2.A2" office:value-type="string">
            <text:p text:style-name="P41">W ramach wykonywania projektu studenci przygotowują jego specyfikację.</text:p>
          </table:table-cell>
          <table:table-cell table:style-name="Table2.A2" office:value-type="string">
            <text:p text:style-name="P41">FT2_U18</text:p>
          </table:table-cell>
          <table:table-cell table:style-name="Table2.A1" office:value-type="string">
            <text:p text:style-name="P41"><text:s/>T2A_U19</text:p>
          </table:table-cell>
        </table:table-row>
        <table:table-row table:style-name="Table2.1">
          <table:table-cell table:style-name="Table2.A1" table:number-columns-spanned="5" office:value-type="string">
            <text:p text:style-name="P36">KOMPETENCJE SPOŁECZNE</text:p>
          </table:table-cell>
          <table:covered-table-cell/>
          <table:covered-table-cell/>
          <table:covered-table-cell/>
          <table:covered-table-cell/>
        </table:table-row>
        <table:table-row table:style-name="Table2.1">
          <table:table-cell table:style-name="Table2.A2" office:value-type="string">
            <text:p text:style-name="P15">WEBAPPK1</text:p>
          </table:table-cell>
          <table:table-cell table:style-name="Table2.A2" office:value-type="string">
            <text:p text:style-name="P41">Potrafi pracować zespołowo nad projektem Informatycznym. <text:s/></text:p>
          </table:table-cell>
          <table:table-cell table:style-name="Table2.A2" office:value-type="string">
            <text:p text:style-name="P41">Studenci wykonują zespołowo projekt</text:p>
          </table:table-cell>
          <table:table-cell table:style-name="Table2.A2" office:value-type="string">
            <text:p text:style-name="P41">FT2_K04</text:p>
          </table:table-cell>
          <table:table-cell table:style-name="Table2.A1" office:value-type="string">
            <text:p text:style-name="P41">T2A_K03 </text:p>
          </table:table-cell>
        </table:table-row>
        <table:table-row table:style-name="Table2.1">
          <table:table-cell table:style-name="Table2.A2" office:value-type="string">
            <text:p text:style-name="P15">WEBAPPK2</text:p>
          </table:table-cell>
          <table:table-cell table:style-name="Table2.A2" office:value-type="string">
            <text:p text:style-name="P16">Ma świadomość odpowiedzialności która spoczywa na twórcy aplikacji WWW. <text:soft-page-break/>Potrafi zadbać od bezpieczeństwo użytkowników</text:p>
          </table:table-cell>
          <table:table-cell table:style-name="Table2.A2" office:value-type="string">
            <text:p text:style-name="P19">Studenci wykonują zespołowo projekt. <text:soft-page-break/>Poszczególne techniki są sprawdzane za pomocą prac domowych.</text:p>
          </table:table-cell>
          <table:table-cell table:style-name="Table2.A2" office:value-type="string">
            <text:p text:style-name="P18">FT2_K03</text:p>
          </table:table-cell>
          <table:table-cell table:style-name="Table2.A1" office:value-type="string">
            <text:p text:style-name="P17">T2A_K02</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Times New Roman1" svg:font-family="'Times New Roman'" style:font-family-generic="roman"/>
    <style:font-face style:name="Arial Unicode MS1" svg:font-family="'Arial Unicode MS'" style:font-family-generic="swiss"/>
    <style:font-face style:name="FreeSans2" svg:font-family="FreeSans" style:font-family-generic="swiss"/>
    <style:font-face style:name="Droid Sans1" svg:font-family="'Droid Sans'" style:font-pitch="variable"/>
    <style:font-face style:name="FreeSans1" svg:font-family="FreeSans" style:font-pitch="variable"/>
    <style:font-face style:name="Mangal" svg:font-family="Mangal" style:font-pitch="variable"/>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pl" fo:country="PL"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class="text">
      <style:paragraph-properties fo:margin-top="0.0138in" fo:margin-bottom="0.0138in" fo:text-align="center" style:justify-single-word="false" fo:keep-with-next="always"/>
      <style:text-properties fo:font-size="11pt" fo:font-weight="bold" style:font-size-asian="11pt" style:font-weight-asian="bold" style:font-size-complex="10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text-properties style:font-name="Arial Unicode MS"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Standard" style:next-style-name="Standard" style:class="text">
      <style:paragraph-properties fo:margin="100%" fo:margin-left="0.0398in" fo:margin-right="0in" fo:margin-top="0.0138in" fo:margin-bottom="0.0138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style:font-name="Times" fo:font-style="italic" fo:font-weight="bold" style:font-style-asian="italic" style:font-weight-asian="bold" style:font-name-complex="Times" style:font-size-complex="14pt" style:font-style-complex="italic" style:font-weight-complex="bold" fo:hyphenate="true" fo:hyphenation-remain-char-count="2" fo:hyphenation-push-char-count="2"/>
    </style:style>
    <style:style style:name="Nagłówek" style:family="paragraph" style:parent-style-name="Standard" style:next-style-name="Text_20_body">
      <style:paragraph-properties fo:margin-top="0.1665in" fo:margin-bottom="0.0835in" fo:keep-with-next="always"/>
      <style:text-properties style:font-name="Arial" fo:font-size="14pt" style:font-name-asian="SimSun" style:font-size-asian="14pt" style:font-name-complex="Mangal" style:font-size-complex="14pt"/>
    </style:style>
    <style:style style:name="Signature" style:family="paragraph" style:parent-style-name="Standard" style:class="text">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ks" style:family="paragraph" style:parent-style-name="Standard">
      <style:paragraph-properties text:number-lines="false" text:line-number="0"/>
      <style:text-properties style:font-name-complex="Mangal"/>
    </style:style>
    <style:style style:name="Podpis"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Zawartość_20_tabeli" style:display-name="Zawartość tabeli" style:family="paragraph" style:parent-style-name="Standard">
      <style:paragraph-properties text:number-lines="false" text:line-number="0"/>
    </style:style>
    <style:style style:name="Nagłówek_20_tabeli" style:display-name="Nagłówek tabeli" style:family="paragraph" style:parent-style-name="Zawartość_20_tabeli">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055in" style:type="center"/>
          <style:tab-stop style:position="6.811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ny_20__28_Web_29_" style:display-name="Normalny (Web)" style:family="paragraph" style:parent-style-name="Standard">
      <style:paragraph-properties fo:margin-top="0.1945in" fo:margin-bottom="0.0827in" fo:hyphenation-ladder-count="no-limit"/>
      <style:text-properties style:font-name="Arial Unicode MS" style:font-name-asian="Arial Unicode MS" style:font-name-complex="Arial Unicode M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a" style:family="paragraph">
      <style:paragraph-properties fo:margin-top="0in" fo:margin-bottom="0.0835in" fo:orphans="0" fo:widows="0" fo:hyphenation-ladder-count="no-limit"/>
      <style:text-properties style:use-window-font-color="true" style:font-name="Times New Roman1" fo:font-size="12pt" fo:language="pl" fo:country="PL" style:letter-kerning="true" style:font-name-asian="Droid Sans1" style:font-size-asian="12pt" style:language-asian="zh" style:country-asian="CN" style:font-name-complex="FreeSans1" style:font-size-complex="12pt" style:language-complex="hi" style:country-complex="IN" fo:hyphenate="false" fo:hyphenation-remain-char-count="2" fo:hyphenation-push-char-count="2"/>
    </style:style>
    <style:style style:name="Domyślna_20_czcionka_20_akapitu" style:display-name="Domyślna czcionka akapitu" style:family="text"/>
    <style:style style:name="WW-Domyślna_20_czcionka_20_akapitu" style:display-name="WW-Domyślna czcionka akapitu" style:family="text"/>
    <style:style style:name="WW-Domyślna_20_czcionka_20_akapitu1" style:display-name="WW-Domyślna czcionka akapitu1"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193in" fo:text-indent="-0.25in" fo:margin-left="0.5193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693in" fo:text-indent="-0.25in" fo:margin-left="0.7693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0193in" fo:text-indent="-0.25in" fo:margin-left="1.0193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693in" fo:text-indent="-0.25in" fo:margin-left="1.2693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193in" fo:text-indent="-0.25in" fo:margin-left="1.5193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693in" fo:text-indent="-0.25in" fo:margin-left="1.7693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0193in" fo:text-indent="-0.25in" fo:margin-left="2.0193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693in" fo:text-indent="-0.25in" fo:margin-left="2.2693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193in" fo:text-indent="-0.25in" fo:margin-left="2.519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193in" fo:text-indent="-0.25in" fo:margin-left="0.5193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693in" fo:text-indent="-0.25in" fo:margin-left="0.7693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0193in" fo:text-indent="-0.25in" fo:margin-left="1.0193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693in" fo:text-indent="-0.25in" fo:margin-left="1.2693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193in" fo:text-indent="-0.25in" fo:margin-left="1.5193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693in" fo:text-indent="-0.25in" fo:margin-left="1.7693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0193in" fo:text-indent="-0.25in" fo:margin-left="2.0193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693in" fo:text-indent="-0.25in" fo:margin-left="2.2693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193in" fo:text-indent="-0.25in" fo:margin-left="2.519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193in" fo:text-indent="-0.25in" fo:margin-left="0.5193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693in" fo:text-indent="-0.25in" fo:margin-left="0.7693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0193in" fo:text-indent="-0.25in" fo:margin-left="1.0193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693in" fo:text-indent="-0.25in" fo:margin-left="1.2693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193in" fo:text-indent="-0.25in" fo:margin-left="1.5193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693in" fo:text-indent="-0.25in" fo:margin-left="1.7693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0193in" fo:text-indent="-0.25in" fo:margin-left="2.0193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693in" fo:text-indent="-0.25in" fo:margin-left="2.2693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193in" fo:text-indent="-0.25in" fo:margin-left="2.519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193in" fo:text-indent="-0.25in" fo:margin-left="0.5193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693in" fo:text-indent="-0.25in" fo:margin-left="0.7693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0193in" fo:text-indent="-0.25in" fo:margin-left="1.0193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693in" fo:text-indent="-0.25in" fo:margin-left="1.2693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193in" fo:text-indent="-0.25in" fo:margin-left="1.5193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693in" fo:text-indent="-0.25in" fo:margin-left="1.7693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0193in" fo:text-indent="-0.25in" fo:margin-left="2.0193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693in" fo:text-indent="-0.25in" fo:margin-left="2.2693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193in" fo:text-indent="-0.25in" fo:margin-left="2.519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text-properties style:font-name="Arial" fo:font-size="11pt" style:font-size-asian="11pt" style:font-name-complex="Arial"/>
    </style:style>
    <style:style style:name="MT1" style:family="text">
      <style:text-properties style:font-name="Arial" fo:font-size="11pt" style:font-size-asian="11pt" style:font-name-complex="Arial"/>
    </style:style>
    <style:style style:name="MT2" style:family="text">
      <style:text-properties style:font-name="Arial" fo:font-size="11pt" style:font-name-asian="Arial" style:font-size-asian="11pt" style:font-name-complex="Arial"/>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72in" fo:margin-left="0.8272in" fo:margin-right="0.709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54in" fo:margin-left="0in" fo:margin-right="0in" fo:margin-top="0.2764in" style:dynamic-spacing="true"/>
      </style:footer-style>
    </style:page-layout>
    <style:page-layout style:name="Mpm2">
      <style:page-layout-properties fo:page-width="8.2681in" fo:page-height="11.6929in" style:num-format="1" style:print-orientation="portrait" fo:margin-top="0.7874in" fo:margin-bottom="0.7874in" fo:margin-left="0.8272in" fo:margin-right="0.709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6"><draw:text-box fo:min-height="0.1457in" fo:min-width="0.0161in"><text:p text:style-name="Footer"><text:span text:style-name="Page_20_Number"><text:span text:style-name="MT1"><text:page-number text:select-page="current">7</text:page-number></text:span></text:span><text:span text:style-name="Page_20_Number"><text:span text:style-name="MT2"> </text:span></text:span><text:span text:style-name="Page_20_Number"><text:span text:style-name="MT1">z </text:span></text:span><text:span text:style-name="Page_20_Number"><text:span text:style-name="MT1"><text:page-count style:num-format="1">7</text:page-count></text:span></text:span></text:p></draw:text-box></draw:frame>Karta przedmiotu</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is przedmiotu: Projektowanie Webaplikacji</dc:title>
    <meta:initial-creator>Dziekanat</meta:initial-creator>
    <meta:creation-date>2013-05-13T19:57:00</meta:creation-date>
    <dc:creator>Jacek Bzdak</dc:creator>
    <dc:date>2013-06-06T22:52:56</dc:date>
    <meta:print-date>2013-05-13T16:21:00</meta:print-date>
    <meta:editing-cycles>14</meta:editing-cycles>
    <meta:editing-duration>PT44M46S</meta:editing-duration>
    <meta:generator>LibreOffice/3.5$Linux_X86_64 LibreOffice_project/350m1$Build-2</meta:generator>
    <meta:document-statistic meta:table-count="2" meta:image-count="0" meta:object-count="0" meta:page-count="7" meta:paragraph-count="221" meta:word-count="1557" meta:character-count="11904" meta:non-whitespace-character-count="10480"/>
    <meta:user-defined meta:name="Info 1"/>
    <meta:user-defined meta:name="Info 2"/>
    <meta:user-defined meta:name="Info 3"/>
    <meta:user-defined meta:name="Info 4"/>
  </office:meta>
</office:document-meta>
</file>